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State.getModuleConfiguration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State.getApplicationConfigur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State.getHandl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tate.initialize( SourceResolver resolv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State.RequestState( UserHandler handler , String ap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State.getApplic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tate.ge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